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09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63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7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3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0.20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0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3.5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8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4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6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7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3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1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9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1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6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69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4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2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5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3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6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6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8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5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7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3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2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9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3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8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8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Calibri" fo:font-size="12pt" fo:font-weight="bold" style:font-size-asian="12pt" style:font-family-complex="Calibri" style:font-size-complex="12pt" style:font-weight-complex="bold"/>
    </style:style>
    <style:style style:name="T2" style:family="text">
      <style:text-properties fo:color="#000000" fo:font-family="Calibri" fo:font-size="12pt" style:font-size-asian="12pt" style:font-family-complex="Calibri" style:font-size-complex="12pt"/>
    </style:style>
    <style:style style:name="T3" style:family="text">
      <style:text-properties fo:color="#000000" fo:font-family="Calibri" fo:font-size="18pt" fo:font-weight="bold" style:font-size-asian="18pt" style:font-family-complex="Calibri" style:font-size-complex="18pt" style:font-weight-complex="bold"/>
    </style:style>
    <style:style style:name="T4" style:family="text">
      <style:text-properties fo:color="#000000" fo:font-family="Calibri" fo:font-size="12pt" fo:font-style="italic" style:font-size-asian="12pt" style:font-family-complex="Calibri" style:font-size-complex="12pt" style:font-style-complex="italic"/>
    </style:style>
    <style:style style:name="T5" style:family="text">
      <style:text-properties fo:color="#000000" fo:font-family="Calibri" fo:font-size="14.1000003814697pt" fo:font-weight="bold" style:font-size-asian="14.1000003814697pt" style:font-family-complex="Calibri" style:font-size-complex="14.1000003814697pt" style:font-weight-complex="bold"/>
    </style:style>
    <style:style style:name="T6" style:family="text">
      <style:text-properties fo:color="#000000" fo:font-family="Helvetica" fo:font-size="12pt" style:font-size-asian="12pt" style:font-family-complex="Helvetica" style:font-size-complex="12pt"/>
    </style:style>
    <style:style style:name="T7" style:family="text">
      <style:text-properties fo:color="#000000" fo:font-family="HelveticaOblique" fo:font-size="12pt" style:font-size-asian="12pt" style:font-family-complex="HelveticaOblique" style:font-size-complex="12pt"/>
    </style:style>
    <style:style style:name="T8" style:family="text">
      <style:text-properties fo:color="#000000" fo:font-family="Calibri" fo:font-size="12pt" style:font-size-asian="12pt" style:font-family-complex="Calibri" style:font-size-complex="12pt"/>
    </style:style>
    <style:style style:name="T9" style:family="text">
      <style:text-properties fo:color="#000000" fo:font-family="Calibri" fo:font-size="12pt" fo:font-style="italic" fo:font-weight="bold" style:font-size-asian="12pt" style:font-family-complex="Calibri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298cm" svg:height="0.497cm" svg:x="3.175cm" svg:y="2.624cm">
          <draw:text-box>
            <text:p text:style-name="P1"><text:span text:style-name="T1"><text:s text:c="2"/></text:span></text:p>
          </draw:text-box>
        </draw:frame>
        <draw:frame draw:style-name="gr2" draw:layer="layout" svg:width="0.15cm" svg:height="0.497cm" svg:x="3.81cm" svg:y="2.624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5.08cm" svg:y="2.624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6.35cm" svg:y="2.624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7.621cm" svg:y="2.624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8.891cm" svg:y="2.624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10.161cm" svg:y="2.624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11.431cm" svg:y="2.624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12.702cm" svg:y="2.624cm">
          <draw:text-box>
            <text:p text:style-name="P1"><text:span text:style-name="T1"><text:s/></text:span></text:p>
          </draw:text-box>
        </draw:frame>
        <draw:frame draw:style-name="gr3" draw:text-style-name="P1" draw:layer="layout" svg:width="5.497cm" svg:height="0.497cm" svg:x="13.845cm" svg:y="2.611cm">
          <draw:text-box>
            <text:p text:style-name="P1"><text:span text:style-name="T1">Name: <text:s/>Spencer Krum <text:s/></text:span></text:p>
          </draw:text-box>
        </draw:frame>
        <draw:frame draw:style-name="gr2" draw:layer="layout" svg:width="0.15cm" svg:height="0.497cm" svg:x="16.512cm" svg:y="2.624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17.783cm" svg:y="2.624cm">
          <draw:text-box>
            <text:p text:style-name="P1"><text:span text:style-name="T1"><text:s/></text:span></text:p>
          </draw:text-box>
        </draw:frame>
        <draw:polygon draw:style-name="gr4" draw:layer="layout" svg:width="3.916cm" svg:height="0.029cm" svg:x="15.327cm" svg:y="3.332cm" svg:viewBox="0 0 3917 30" draw:points="0,30 3917,30 3917,0 0,0">
          <text:p/>
        </draw:polygon>
        <draw:frame draw:style-name="gr2" draw:layer="layout" svg:width="0.15cm" svg:height="0.497cm" svg:x="19.053cm" svg:y="2.624cm">
          <draw:text-box>
            <text:p text:style-name="P1"><text:span text:style-name="T1"><text:s/></text:span></text:p>
          </draw:text-box>
        </draw:frame>
        <draw:frame draw:style-name="gr5" draw:layer="layout" svg:width="5.072cm" svg:height="0.497cm" svg:x="13.972cm" svg:y="3.573cm">
          <draw:text-box>
            <text:p text:style-name="P1"><text:span text:style-name="T1">Lab Section</text:span><text:span text:style-name="T2">: Online</text:span></text:p>
          </draw:text-box>
        </draw:frame>
        <draw:frame draw:style-name="gr6" draw:layer="layout" svg:width="6.881cm" svg:height="0.738cm" svg:x="9.044cm" svg:y="4.562cm">
          <draw:text-box>
            <text:p text:style-name="P1"><text:span text:style-name="T3">Pre-lab Worksheet </text:span></text:p>
          </draw:text-box>
        </draw:frame>
        <draw:frame draw:style-name="gr7" draw:layer="layout" svg:width="14.488cm" svg:height="0.738cm" svg:x="6.405cm" svg:y="5.455cm">
          <draw:text-box>
            <text:p text:style-name="P1"><text:span text:style-name="T3">CS162 Lab Session #2 – Getting Started </text:span></text:p>
          </draw:text-box>
        </draw:frame>
        <draw:frame draw:style-name="gr8" draw:layer="layout" svg:width="14.29cm" svg:height="0.497cm" svg:x="5.415cm" svg:y="6.304cm">
          <draw:text-box>
            <text:p text:style-name="P1"><text:span text:style-name="T4">In-class Lab: This worksheet must be brought to the lab to attend. <text:s/></text:span></text:p>
          </draw:text-box>
        </draw:frame>
        <draw:frame draw:style-name="gr9" draw:layer="layout" svg:width="11.161cm" svg:height="0.497cm" svg:x="6.63cm" svg:y="6.896cm">
          <draw:text-box>
            <text:p text:style-name="P1"><text:span text:style-name="T4">Self-Paced Lab: Submit your pre-lab answers to D2L </text:span></text:p>
          </draw:text-box>
        </draw:frame>
        <draw:frame draw:style-name="gr2" draw:layer="layout" svg:width="0.137cm" svg:height="0.497cm" svg:x="11.033cm" svg:y="7.489cm">
          <draw:text-box>
            <text:p text:style-name="P1"><text:span text:style-name="T4"><text:s/></text:span></text:p>
          </draw:text-box>
        </draw:frame>
        <draw:frame draw:style-name="gr10" draw:layer="layout" svg:width="5.133cm" svg:height="0.581cm" svg:x="2.54cm" svg:y="8.1cm">
          <draw:text-box>
            <text:p text:style-name="P1"><text:span text:style-name="T5">Pre-Lab Exercises </text:span></text:p>
          </draw:text-box>
        </draw:frame>
        <draw:frame draw:style-name="gr11" draw:layer="layout" svg:width="1.467cm" svg:height="0.497cm" svg:x="3.81cm" svg:y="8.776cm">
          <draw:text-box>
            <text:p text:style-name="P1"><text:span text:style-name="T2">_____1.</text:span></text:p>
          </draw:text-box>
        </draw:frame>
        <draw:frame draw:style-name="gr2" draw:layer="layout" svg:width="0.121cm" svg:height="0.53cm" svg:x="5.186cm" svg:y="8.789cm">
          <draw:text-box>
            <text:p text:style-name="P1"><text:span text:style-name="T6"><text:s/></text:span></text:p>
          </draw:text-box>
        </draw:frame>
        <draw:frame draw:style-name="gr12" draw:layer="layout" svg:width="5.586cm" svg:height="0.497cm" svg:x="6.35cm" svg:y="8.776cm">
          <draw:text-box>
            <text:p text:style-name="P1"><text:span text:style-name="T2">Fundamental data types: <text:s/></text:span></text:p>
          </draw:text-box>
        </draw:frame>
        <draw:frame draw:style-name="gr13" draw:layer="layout" svg:width="0.396cm" svg:height="0.497cm" svg:x="4.445cm" svg:y="9.374cm">
          <draw:text-box>
            <text:p text:style-name="P1"><text:span text:style-name="T4">a.</text:span></text:p>
          </draw:text-box>
        </draw:frame>
        <draw:frame draw:style-name="gr2" draw:layer="layout" svg:width="0.137cm" svg:height="0.497cm" svg:x="4.771cm" svg:y="9.387cm">
          <draw:text-box>
            <text:p text:style-name="P1"><text:span text:style-name="T7"><text:s/></text:span></text:p>
          </draw:text-box>
        </draw:frame>
        <draw:frame draw:style-name="gr14" draw:layer="layout" svg:width="10.12cm" svg:height="0.497cm" svg:x="5.08cm" svg:y="9.374cm">
          <draw:text-box>
            <text:p text:style-name="P1"><text:span text:style-name="T2">List three reserved words in C++: <text:s text:c="2"/>for while do</text:span></text:p>
          </draw:text-box>
        </draw:frame>
        <draw:frame draw:style-name="gr2" draw:layer="layout" svg:width="0.137cm" svg:height="0.497cm" svg:x="11.431cm" svg:y="9.374cm">
          <draw:text-box>
            <text:p text:style-name="P1"><text:span text:style-name="T2"><text:s/></text:span></text:p>
          </draw:text-box>
        </draw:frame>
        <draw:frame draw:style-name="gr2" draw:layer="layout" svg:width="0.137cm" svg:height="0.497cm" svg:x="12.702cm" svg:y="9.374cm">
          <draw:text-box>
            <text:p text:style-name="P1"><text:span text:style-name="T2"><text:s/></text:span></text:p>
          </draw:text-box>
        </draw:frame>
        <draw:frame draw:style-name="gr15" draw:layer="layout" svg:width="0.408cm" svg:height="0.497cm" svg:x="13.972cm" svg:y="9.374cm">
          <draw:text-box>
            <text:p text:style-name="P1"><text:span text:style-name="T2"><text:s text:c="3"/></text:span></text:p>
          </draw:text-box>
        </draw:frame>
        <draw:frame draw:style-name="gr2" draw:layer="layout" svg:width="0.137cm" svg:height="0.497cm" svg:x="15.242cm" svg:y="9.374cm">
          <draw:text-box>
            <text:p text:style-name="P1"><text:span text:style-name="T2"><text:s/></text:span></text:p>
          </draw:text-box>
        </draw:frame>
        <draw:frame draw:style-name="gr16" draw:layer="layout" svg:width="0.544cm" svg:height="0.497cm" svg:x="16.512cm" svg:y="9.374cm">
          <draw:text-box>
            <text:p text:style-name="P1"><text:span text:style-name="T2"><text:s text:c="4"/></text:span></text:p>
          </draw:text-box>
        </draw:frame>
        <draw:frame draw:style-name="gr2" draw:layer="layout" svg:width="0.137cm" svg:height="0.497cm" svg:x="17.783cm" svg:y="9.374cm">
          <draw:text-box>
            <text:p text:style-name="P1"><text:span text:style-name="T2"><text:s/></text:span></text:p>
          </draw:text-box>
        </draw:frame>
        <draw:polygon draw:style-name="gr4" draw:layer="layout" svg:width="2.54cm" svg:height="0.029cm" svg:x="11.431cm" svg:y="9.738cm" svg:viewBox="0 0 2541 30" draw:points="0,30 2541,30 2541,0 0,0">
          <text:p/>
        </draw:polygon>
        <draw:polygon draw:style-name="gr4" draw:layer="layout" svg:width="2.349cm" svg:height="0.029cm" svg:x="14.162cm" svg:y="9.738cm" svg:viewBox="0 0 2350 30" draw:points="0,30 2350,30 2350,0 0,0">
          <text:p/>
        </draw:polygon>
        <draw:polygon draw:style-name="gr4" draw:layer="layout" svg:width="2.252cm" svg:height="0.029cm" svg:x="16.8cm" svg:y="9.738cm" svg:viewBox="0 0 2253 30" draw:points="0,30 2253,30 2253,0 0,0">
          <text:p/>
        </draw:polygon>
        <draw:frame draw:style-name="gr2" draw:layer="layout" svg:width="0.137cm" svg:height="0.497cm" svg:x="19.053cm" svg:y="9.374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5.08cm" svg:y="9.967cm">
          <draw:text-box>
            <text:p text:style-name="P1"><text:span text:style-name="T4"><text:s/></text:span></text:p>
          </draw:text-box>
        </draw:frame>
        <draw:frame draw:style-name="gr13" draw:layer="layout" svg:width="0.404cm" svg:height="0.497cm" svg:x="4.445cm" svg:y="10.563cm">
          <draw:text-box>
            <text:p text:style-name="P1"><text:span text:style-name="T4">b.</text:span></text:p>
          </draw:text-box>
        </draw:frame>
        <draw:frame draw:style-name="gr2" draw:layer="layout" svg:width="0.137cm" svg:height="0.497cm" svg:x="4.771cm" svg:y="10.577cm">
          <draw:text-box>
            <text:p text:style-name="P1"><text:span text:style-name="T7"><text:s/></text:span></text:p>
          </draw:text-box>
        </draw:frame>
        <draw:frame draw:style-name="gr17" draw:layer="layout" svg:width="13.528cm" svg:height="0.497cm" svg:x="5.08cm" svg:y="10.563cm">
          <draw:text-box>
            <text:p text:style-name="P1"><text:span text:style-name="T2">Create an example of a valid identifier for a variable name: foo </text:span></text:p>
          </draw:text-box>
        </draw:frame>
        <draw:frame draw:style-name="gr2" draw:layer="layout" svg:width="0.137cm" svg:height="0.497cm" svg:x="16.512cm" svg:y="10.563cm">
          <draw:text-box>
            <text:p text:style-name="P1"><text:span text:style-name="T2"><text:s/></text:span></text:p>
          </draw:text-box>
        </draw:frame>
        <draw:frame draw:style-name="gr2" draw:layer="layout" svg:width="0.137cm" svg:height="0.497cm" svg:x="17.783cm" svg:y="10.563cm">
          <draw:text-box>
            <text:p text:style-name="P1"><text:span text:style-name="T2"><text:s/></text:span></text:p>
          </draw:text-box>
        </draw:frame>
        <draw:polygon draw:style-name="gr4" draw:layer="layout" svg:width="3.878cm" svg:height="0.029cm" svg:x="15.174cm" svg:y="10.927cm" svg:viewBox="0 0 3879 30" draw:points="0,30 3879,30 3879,0 0,0">
          <text:p/>
        </draw:polygon>
        <draw:frame draw:style-name="gr2" draw:layer="layout" svg:width="0.137cm" svg:height="0.497cm" svg:x="19.053cm" svg:y="10.563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3.81cm" svg:y="11.156cm">
          <draw:text-box>
            <text:p text:style-name="P1"><text:span text:style-name="T4"><text:s/></text:span></text:p>
          </draw:text-box>
        </draw:frame>
        <draw:frame draw:style-name="gr18" draw:layer="layout" svg:width="0.37cm" svg:height="0.497cm" svg:x="4.445cm" svg:y="11.749cm">
          <draw:text-box>
            <text:p text:style-name="P1"><text:span text:style-name="T4">c.</text:span></text:p>
          </draw:text-box>
        </draw:frame>
        <draw:frame draw:style-name="gr2" draw:layer="layout" svg:width="0.137cm" svg:height="0.497cm" svg:x="4.729cm" svg:y="11.762cm">
          <draw:text-box>
            <text:p text:style-name="P1"><text:span text:style-name="T7"><text:s/></text:span></text:p>
          </draw:text-box>
        </draw:frame>
        <draw:frame draw:style-name="gr19" draw:layer="layout" svg:width="14.095cm" svg:height="0.497cm" svg:x="5.08cm" svg:y="11.749cm">
          <draw:text-box>
            <text:p text:style-name="P1"><text:span text:style-name="T2">Create an example of an invalid identifier for a variable name: for </text:span></text:p>
          </draw:text-box>
        </draw:frame>
        <draw:frame draw:style-name="gr2" draw:layer="layout" svg:width="0.137cm" svg:height="0.497cm" svg:x="16.512cm" svg:y="11.749cm">
          <draw:text-box>
            <text:p text:style-name="P1"><text:span text:style-name="T2"><text:s/></text:span></text:p>
          </draw:text-box>
        </draw:frame>
        <draw:frame draw:style-name="gr2" draw:layer="layout" svg:width="0.137cm" svg:height="0.497cm" svg:x="17.783cm" svg:y="11.749cm">
          <draw:text-box>
            <text:p text:style-name="P1"><text:span text:style-name="T2"><text:s/></text:span></text:p>
          </draw:text-box>
        </draw:frame>
        <draw:polygon draw:style-name="gr4" draw:layer="layout" svg:width="3.34cm" svg:height="0.028cm" svg:x="15.712cm" svg:y="12.113cm" svg:viewBox="0 0 3341 29" draw:points="0,29 3341,29 3341,0 0,0">
          <text:p/>
        </draw:polygon>
        <draw:frame draw:style-name="gr2" draw:layer="layout" svg:width="0.137cm" svg:height="0.497cm" svg:x="19.053cm" svg:y="11.749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3.81cm" svg:y="12.346cm">
          <draw:text-box>
            <text:p text:style-name="P1"><text:span text:style-name="T4"><text:s/></text:span></text:p>
          </draw:text-box>
        </draw:frame>
        <draw:frame draw:style-name="gr13" draw:layer="layout" svg:width="0.404cm" svg:height="0.497cm" svg:x="4.445cm" svg:y="12.938cm">
          <draw:text-box>
            <text:p text:style-name="P1"><text:span text:style-name="T4">d.</text:span></text:p>
          </draw:text-box>
        </draw:frame>
        <draw:frame draw:style-name="gr2" draw:layer="layout" svg:width="0.137cm" svg:height="0.497cm" svg:x="4.771cm" svg:y="12.952cm">
          <draw:text-box>
            <text:p text:style-name="P1"><text:span text:style-name="T7"><text:s/></text:span></text:p>
          </draw:text-box>
        </draw:frame>
        <draw:frame draw:style-name="gr20" draw:layer="layout" svg:width="10.573cm" svg:height="1.489cm" svg:x="5.08cm" svg:y="12.938cm">
          <draw:text-box>
            <text:p text:style-name="P1"><text:span text:style-name="T2">Create a variable to hold someone’s hourly wage:</text:span></text:p>
            <text:p text:style-name="P1"><text:span text:style-name="T2"/></text:p>
            <text:p text:style-name="P1"><text:span text:style-name="T2">float wage; </text:span></text:p>
          </draw:text-box>
        </draw:frame>
        <draw:frame draw:style-name="gr2" draw:layer="layout" svg:width="0.137cm" svg:height="0.497cm" svg:x="16.512cm" svg:y="13.535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16.512cm" svg:y="14.128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16.512cm" svg:y="14.721cm">
          <draw:text-box>
            <text:p text:style-name="P1"><text:span text:style-name="T4"><text:s/></text:span></text:p>
          </draw:text-box>
        </draw:frame>
        <draw:frame draw:style-name="gr21" draw:layer="layout" svg:width="0.4cm" svg:height="0.497cm" svg:x="4.445cm" svg:y="15.318cm">
          <draw:text-box>
            <text:p text:style-name="P1"><text:span text:style-name="T2">e.</text:span></text:p>
          </draw:text-box>
        </draw:frame>
        <draw:frame draw:style-name="gr2" draw:layer="layout" svg:width="0.121cm" svg:height="0.53cm" svg:x="4.763cm" svg:y="15.332cm">
          <draw:text-box>
            <text:p text:style-name="P1"><text:span text:style-name="T6"><text:s/></text:span></text:p>
          </draw:text-box>
        </draw:frame>
        <draw:frame draw:style-name="gr22" draw:layer="layout" svg:width="17.126cm" svg:height="1.489cm" svg:x="5.08cm" svg:y="15.318cm">
          <draw:text-box>
            <text:p text:style-name="P1"><text:span text:style-name="T2">Create another variable to hold the number of hours worked ( a whole number): </text:span></text:p>
            <text:p text:style-name="P1"><text:span text:style-name="T2"/></text:p>
            <text:p text:style-name="P1"><text:span text:style-name="T2">int workedhours;</text:span></text:p>
          </draw:text-box>
        </draw:frame>
        <draw:frame draw:style-name="gr2" draw:layer="layout" svg:width="0.137cm" svg:height="0.497cm" svg:x="3.81cm" svg:y="15.911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3.81cm" svg:y="16.504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5.08cm" svg:y="17.1cm">
          <draw:text-box>
            <text:p text:style-name="P1"><text:span text:style-name="T4"><text:s/></text:span></text:p>
          </draw:text-box>
        </draw:frame>
        <draw:frame draw:style-name="gr11" draw:layer="layout" svg:width="1.467cm" svg:height="0.497cm" svg:x="3.81cm" svg:y="17.693cm">
          <draw:text-box>
            <text:p text:style-name="P1"><text:span text:style-name="T2">_____2.</text:span></text:p>
          </draw:text-box>
        </draw:frame>
        <draw:frame draw:style-name="gr2" draw:layer="layout" svg:width="0.121cm" svg:height="0.53cm" svg:x="5.186cm" svg:y="17.707cm">
          <draw:text-box>
            <text:p text:style-name="P1"><text:span text:style-name="T6"><text:s/></text:span></text:p>
          </draw:text-box>
        </draw:frame>
        <draw:frame draw:style-name="gr23" draw:layer="layout" svg:width="7.012cm" svg:height="0.497cm" svg:x="6.35cm" svg:y="17.693cm">
          <draw:text-box>
            <text:p text:style-name="P1"><text:span text:style-name="T2">Experience I/O with cin and cout </text:span></text:p>
          </draw:text-box>
        </draw:frame>
        <draw:frame draw:style-name="gr13" draw:layer="layout" svg:width="0.396cm" svg:height="0.497cm" svg:x="4.445cm" svg:y="18.29cm">
          <draw:text-box>
            <text:p text:style-name="P1"><text:span text:style-name="T4">a.</text:span></text:p>
          </draw:text-box>
        </draw:frame>
        <draw:frame draw:style-name="gr2" draw:layer="layout" svg:width="0.137cm" svg:height="0.497cm" svg:x="4.771cm" svg:y="18.304cm">
          <draw:text-box>
            <text:p text:style-name="P1"><text:span text:style-name="T7"><text:s/></text:span></text:p>
          </draw:text-box>
        </draw:frame>
        <draw:frame draw:style-name="gr24" draw:layer="layout" svg:width="12.893cm" svg:height="1.489cm" svg:x="5.08cm" svg:y="18.29cm">
          <draw:text-box>
            <text:p text:style-name="P1"><text:span text:style-name="T2">Write an output statement that displays your name and age:</text:span></text:p>
            <text:p text:style-name="P1"><text:span text:style-name="T2"/></text:p>
            <text:p text:style-name="P1"><text:span text:style-name="T2">cout &lt;&lt; “My name is spencer and I am 25 &lt;&lt; endl; </text:span></text:p>
          </draw:text-box>
        </draw:frame>
        <draw:frame draw:style-name="gr2" draw:layer="layout" svg:width="0.137cm" svg:height="0.497cm" svg:x="5.08cm" svg:y="18.883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5.08cm" svg:y="19.475cm">
          <draw:text-box>
            <text:p text:style-name="P1"><text:span text:style-name="T4"><text:s/></text:span></text:p>
          </draw:text-box>
        </draw:frame>
        <draw:frame draw:style-name="gr13" draw:layer="layout" svg:width="0.404cm" svg:height="0.497cm" svg:x="4.445cm" svg:y="20.072cm">
          <draw:text-box>
            <text:p text:style-name="P1"><text:span text:style-name="T4">b.</text:span></text:p>
          </draw:text-box>
        </draw:frame>
        <draw:frame draw:style-name="gr2" draw:layer="layout" svg:width="0.137cm" svg:height="0.497cm" svg:x="4.771cm" svg:y="20.086cm">
          <draw:text-box>
            <text:p text:style-name="P1"><text:span text:style-name="T7"><text:s/></text:span></text:p>
          </draw:text-box>
        </draw:frame>
        <draw:frame draw:style-name="gr25" draw:layer="layout" svg:width="12.507cm" svg:height="1.985cm" svg:x="5.08cm" svg:y="20.072cm">
          <draw:text-box>
            <text:p text:style-name="P1"><text:span text:style-name="T2">Write a prompt that will ask the user for their hourly wage:</text:span></text:p>
            <text:p text:style-name="P1"><text:span text:style-name="T2"/></text:p>
            <text:p text:style-name="P1"><text:span text:style-name="T2">cout &lt;&lt; “what is your wage?” &lt;&lt; endl;</text:span></text:p>
            <text:p text:style-name="P1"><text:span text:style-name="T2"/></text:p>
          </draw:text-box>
        </draw:frame>
        <draw:frame draw:style-name="gr2" draw:layer="layout" svg:width="0.137cm" svg:height="0.497cm" svg:x="3.81cm" svg:y="20.665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3.81cm" svg:y="21.259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3.81cm" svg:y="21.855cm">
          <draw:text-box>
            <text:p text:style-name="P1"><text:span text:style-name="T4"><text:s/></text:span></text:p>
          </draw:text-box>
        </draw:frame>
        <draw:frame draw:style-name="gr18" draw:layer="layout" svg:width="0.37cm" svg:height="0.497cm" svg:x="4.445cm" svg:y="22.448cm">
          <draw:text-box>
            <text:p text:style-name="P1"><text:span text:style-name="T4">c.</text:span></text:p>
          </draw:text-box>
        </draw:frame>
        <draw:frame draw:style-name="gr2" draw:layer="layout" svg:width="0.137cm" svg:height="0.497cm" svg:x="4.729cm" svg:y="22.462cm">
          <draw:text-box>
            <text:p text:style-name="P1"><text:span text:style-name="T7"><text:s/></text:span></text:p>
          </draw:text-box>
        </draw:frame>
        <draw:frame draw:style-name="gr26" draw:layer="layout" svg:width="14.357cm" svg:height="4.465cm" svg:x="5.08cm" svg:y="22.448cm">
          <draw:text-box>
            <text:p text:style-name="P1"><text:span text:style-name="T2">Now, read in that wage and number of hours worked from the user:</text:span></text:p>
            <text:p text:style-name="P1"><text:span text:style-name="T2"/></text:p>
            <text:p text:style-name="P1"><text:span text:style-name="T2"/></text:p>
            <text:p text:style-name="P1"><text:span text:style-name="T8">float wage;</text:span></text:p>
            <text:p text:style-name="P1"><text:span text:style-name="T8">cin &gt;&gt; wage; </text:span></text:p>
            <text:p text:style-name="P1"><text:span text:style-name="T8">int hours;</text:span></text:p>
            <text:p text:style-name="P1"><text:span text:style-name="T8">cin &gt;&gt; hours;</text:span></text:p>
            <text:p text:style-name="P1"><text:span text:style-name="T2"/></text:p>
            <text:p text:style-name="P1"><text:span text:style-name="T2"><text:s/></text:span></text:p>
          </draw:text-box>
        </draw:frame>
        <draw:frame draw:style-name="gr2" draw:layer="layout" svg:width="0.15cm" svg:height="0.497cm" svg:x="5.08cm" svg:y="23.045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5.08cm" svg:y="23.638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5.08cm" svg:y="24.23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5.08cm" svg:y="24.827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2" draw:layer="layout" svg:width="0.15cm" svg:height="0.497cm" svg:x="5.08cm" svg:y="2.624cm">
          <draw:text-box>
            <text:p text:style-name="P1"><text:span text:style-name="T9"><text:s/></text:span></text:p>
          </draw:text-box>
        </draw:frame>
        <draw:frame draw:style-name="gr11" draw:layer="layout" svg:width="1.467cm" svg:height="0.497cm" svg:x="3.81cm" svg:y="3.218cm">
          <draw:text-box>
            <text:p text:style-name="P1"><text:span text:style-name="T2">_____3.</text:span></text:p>
          </draw:text-box>
        </draw:frame>
        <draw:frame draw:style-name="gr2" draw:layer="layout" svg:width="0.121cm" svg:height="0.53cm" svg:x="5.186cm" svg:y="3.231cm">
          <draw:text-box>
            <text:p text:style-name="P1"><text:span text:style-name="T6"><text:s/></text:span></text:p>
          </draw:text-box>
        </draw:frame>
        <draw:frame draw:style-name="gr27" draw:layer="layout" svg:width="10.615cm" svg:height="0.497cm" svg:x="6.35cm" svg:y="3.218cm">
          <draw:text-box>
            <text:p text:style-name="P1"><text:span text:style-name="T2">To be able to write simple arithmetic expressions </text:span></text:p>
          </draw:text-box>
        </draw:frame>
        <draw:frame draw:style-name="gr13" draw:layer="layout" svg:width="0.396cm" svg:height="0.497cm" svg:x="4.445cm" svg:y="3.814cm">
          <draw:text-box>
            <text:p text:style-name="P1"><text:span text:style-name="T4">a.</text:span></text:p>
          </draw:text-box>
        </draw:frame>
        <draw:frame draw:style-name="gr2" draw:layer="layout" svg:width="0.137cm" svg:height="0.497cm" svg:x="4.771cm" svg:y="3.828cm">
          <draw:text-box>
            <text:p text:style-name="P1"><text:span text:style-name="T7"><text:s/></text:span></text:p>
          </draw:text-box>
        </draw:frame>
        <draw:frame draw:style-name="gr28" draw:layer="layout" svg:width="13.18cm" svg:height="0.497cm" svg:x="5.08cm" svg:y="3.814cm">
          <draw:text-box>
            <text:p text:style-name="P1"><text:span text:style-name="T2">Show two ways to increase the contents of a variable by one: </text:span></text:p>
          </draw:text-box>
        </draw:frame>
        <draw:frame draw:style-name="gr2" draw:layer="layout" svg:width="0.137cm" svg:height="0.497cm" svg:x="5.08cm" svg:y="4.407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5.08cm" svg:y="5.004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5.08cm" svg:y="5.597cm">
          <draw:text-box>
            <text:p text:style-name="P1"><text:span text:style-name="T4"><text:s/></text:span></text:p>
          </draw:text-box>
        </draw:frame>
        <draw:frame draw:style-name="gr13" draw:layer="layout" svg:width="0.404cm" svg:height="0.497cm" svg:x="4.445cm" svg:y="6.189cm">
          <draw:text-box>
            <text:p text:style-name="P1"><text:span text:style-name="T4">b.</text:span></text:p>
          </draw:text-box>
        </draw:frame>
        <draw:frame draw:style-name="gr2" draw:layer="layout" svg:width="0.137cm" svg:height="0.497cm" svg:x="4.771cm" svg:y="6.203cm">
          <draw:text-box>
            <text:p text:style-name="P1"><text:span text:style-name="T7"><text:s/></text:span></text:p>
          </draw:text-box>
        </draw:frame>
        <draw:frame draw:style-name="gr29" draw:layer="layout" svg:width="18.366cm" svg:height="0.497cm" svg:x="5.08cm" svg:y="6.189cm">
          <draw:text-box>
            <text:p text:style-name="P1"><text:span text:style-name="T2">With assignment statements, where does the result ALWAYS get placed?_____________ </text:span></text:p>
          </draw:text-box>
        </draw:frame>
        <draw:frame draw:style-name="gr2" draw:layer="layout" svg:width="0.137cm" svg:height="0.497cm" svg:x="5.08cm" svg:y="6.786cm">
          <draw:text-box>
            <text:p text:style-name="P1"><text:span text:style-name="T4"><text:s/></text:span></text:p>
          </draw:text-box>
        </draw:frame>
        <draw:frame draw:style-name="gr18" draw:layer="layout" svg:width="0.37cm" svg:height="0.497cm" svg:x="4.445cm" svg:y="7.379cm">
          <draw:text-box>
            <text:p text:style-name="P1"><text:span text:style-name="T2">c.</text:span></text:p>
          </draw:text-box>
        </draw:frame>
        <draw:frame draw:style-name="gr2" draw:layer="layout" svg:width="0.121cm" svg:height="0.53cm" svg:x="4.733cm" svg:y="7.392cm">
          <draw:text-box>
            <text:p text:style-name="P1"><text:span text:style-name="T6"><text:s/></text:span></text:p>
          </draw:text-box>
        </draw:frame>
        <draw:frame draw:style-name="gr30" draw:layer="layout" svg:width="15.306cm" svg:height="0.497cm" svg:x="5.08cm" svg:y="7.379cm">
          <draw:text-box>
            <text:p text:style-name="P1"><text:span text:style-name="T2">Give an example of an assignment statement and explain what it does: </text:span></text:p>
          </draw:text-box>
        </draw:frame>
        <draw:frame draw:style-name="gr2" draw:layer="layout" svg:width="0.137cm" svg:height="0.497cm" svg:x="2.54cm" svg:y="8.327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2.54cm" svg:y="9.272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5.08cm" svg:y="10.221cm">
          <draw:text-box>
            <text:p text:style-name="P1"><text:span text:style-name="T4"><text:s/></text:span></text:p>
          </draw:text-box>
        </draw:frame>
        <draw:frame draw:style-name="gr11" draw:layer="layout" svg:width="1.467cm" svg:height="0.497cm" svg:x="3.81cm" svg:y="10.817cm">
          <draw:text-box>
            <text:p text:style-name="P1"><text:span text:style-name="T2">_____4.</text:span></text:p>
          </draw:text-box>
        </draw:frame>
        <draw:frame draw:style-name="gr2" draw:layer="layout" svg:width="0.121cm" svg:height="0.53cm" svg:x="5.186cm" svg:y="10.831cm">
          <draw:text-box>
            <text:p text:style-name="P1"><text:span text:style-name="T6"><text:s/></text:span></text:p>
          </draw:text-box>
        </draw:frame>
        <draw:frame draw:style-name="gr31" draw:layer="layout" svg:width="8.075cm" svg:height="0.497cm" svg:x="6.35cm" svg:y="10.817cm">
          <draw:text-box>
            <text:p text:style-name="P1"><text:span text:style-name="T2">Experience use of the cctype library: <text:s/></text:span></text:p>
          </draw:text-box>
        </draw:frame>
        <draw:frame draw:style-name="gr13" draw:layer="layout" svg:width="0.396cm" svg:height="0.497cm" svg:x="4.445cm" svg:y="11.41cm">
          <draw:text-box>
            <text:p text:style-name="P1"><text:span text:style-name="T4">a.</text:span></text:p>
          </draw:text-box>
        </draw:frame>
        <draw:frame draw:style-name="gr2" draw:layer="layout" svg:width="0.137cm" svg:height="0.497cm" svg:x="4.771cm" svg:y="11.424cm">
          <draw:text-box>
            <text:p text:style-name="P1"><text:span text:style-name="T7"><text:s/></text:span></text:p>
          </draw:text-box>
        </draw:frame>
        <draw:frame draw:style-name="gr32" draw:layer="layout" svg:width="17.608cm" svg:height="0.497cm" svg:x="5.08cm" svg:y="11.41cm">
          <draw:text-box>
            <text:p text:style-name="P1"><text:span text:style-name="T4">Create a single character variable for someone’s grade (of values A, B, C, D, or F): </text:span></text:p>
          </draw:text-box>
        </draw:frame>
        <draw:frame draw:style-name="gr2" draw:layer="layout" svg:width="0.137cm" svg:height="0.497cm" svg:x="4.445cm" svg:y="12.003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4.445cm" svg:y="12.6cm">
          <draw:text-box>
            <text:p text:style-name="P1"><text:span text:style-name="T4"><text:s/></text:span></text:p>
          </draw:text-box>
        </draw:frame>
        <draw:frame draw:style-name="gr13" draw:layer="layout" svg:width="0.404cm" svg:height="0.497cm" svg:x="4.445cm" svg:y="13.192cm">
          <draw:text-box>
            <text:p text:style-name="P1"><text:span text:style-name="T4">b.</text:span></text:p>
          </draw:text-box>
        </draw:frame>
        <draw:frame draw:style-name="gr2" draw:layer="layout" svg:width="0.137cm" svg:height="0.497cm" svg:x="4.771cm" svg:y="13.206cm">
          <draw:text-box>
            <text:p text:style-name="P1"><text:span text:style-name="T7"><text:s/></text:span></text:p>
          </draw:text-box>
        </draw:frame>
        <draw:frame draw:style-name="gr33" draw:layer="layout" svg:width="15.953cm" svg:height="0.497cm" svg:x="5.08cm" svg:y="13.192cm">
          <draw:text-box>
            <text:p text:style-name="P1"><text:span text:style-name="T4">Read in the grade value from the user (provide first a reasonable prompt): </text:span></text:p>
          </draw:text-box>
        </draw:frame>
        <draw:frame draw:style-name="gr2" draw:layer="layout" svg:width="0.137cm" svg:height="0.497cm" svg:x="4.445cm" svg:y="13.785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4.445cm" svg:y="14.382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4.445cm" svg:y="14.975cm">
          <draw:text-box>
            <text:p text:style-name="P1"><text:span text:style-name="T4"><text:s/></text:span></text:p>
          </draw:text-box>
        </draw:frame>
        <draw:frame draw:style-name="gr18" draw:layer="layout" svg:width="0.37cm" svg:height="0.497cm" svg:x="4.445cm" svg:y="15.572cm">
          <draw:text-box>
            <text:p text:style-name="P1"><text:span text:style-name="T4">c.</text:span></text:p>
          </draw:text-box>
        </draw:frame>
        <draw:frame draw:style-name="gr2" draw:layer="layout" svg:width="0.137cm" svg:height="0.497cm" svg:x="4.729cm" svg:y="15.586cm">
          <draw:text-box>
            <text:p text:style-name="P1"><text:span text:style-name="T7"><text:s/></text:span></text:p>
          </draw:text-box>
        </draw:frame>
        <draw:frame draw:style-name="gr34" draw:layer="layout" svg:width="9.404cm" svg:height="0.497cm" svg:x="5.08cm" svg:y="15.572cm">
          <draw:text-box>
            <text:p text:style-name="P1"><text:span text:style-name="T4">Now, capitalize that character (be careful!): </text:span></text:p>
          </draw:text-box>
        </draw:frame>
        <draw:frame draw:style-name="gr2" draw:layer="layout" svg:width="0.137cm" svg:height="0.497cm" svg:x="4.445cm" svg:y="16.165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2.54cm" svg:y="16.758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2.54cm" svg:y="17.354cm">
          <draw:text-box>
            <text:p text:style-name="P1"><text:span text:style-name="T4"><text:s/></text:span></text:p>
          </draw:text-box>
        </draw:frame>
        <draw:frame draw:style-name="gr11" draw:layer="layout" svg:width="1.467cm" svg:height="0.497cm" svg:x="3.81cm" svg:y="17.947cm">
          <draw:text-box>
            <text:p text:style-name="P1"><text:span text:style-name="T2">_____5.</text:span></text:p>
          </draw:text-box>
        </draw:frame>
        <draw:frame draw:style-name="gr2" draw:layer="layout" svg:width="0.121cm" svg:height="0.53cm" svg:x="5.186cm" svg:y="17.961cm">
          <draw:text-box>
            <text:p text:style-name="P1"><text:span text:style-name="T6"><text:s/></text:span></text:p>
          </draw:text-box>
        </draw:frame>
        <draw:frame draw:style-name="gr35" draw:layer="layout" svg:width="6.707cm" svg:height="0.497cm" svg:x="6.35cm" svg:y="17.947cm">
          <draw:text-box>
            <text:p text:style-name="P1"><text:span text:style-name="T1">Challenge. </text:span><text:span text:style-name="T2">Experience <text:s/>loops: </text:span></text:p>
          </draw:text-box>
        </draw:frame>
        <draw:frame draw:style-name="gr13" draw:layer="layout" svg:width="0.396cm" svg:height="0.497cm" svg:x="5.08cm" svg:y="18.544cm">
          <draw:text-box>
            <text:p text:style-name="P1"><text:span text:style-name="T4">a.</text:span></text:p>
          </draw:text-box>
        </draw:frame>
        <draw:frame draw:style-name="gr2" draw:layer="layout" svg:width="0.137cm" svg:height="0.497cm" svg:x="5.406cm" svg:y="18.558cm">
          <draw:text-box>
            <text:p text:style-name="P1"><text:span text:style-name="T7"><text:s/></text:span></text:p>
          </draw:text-box>
        </draw:frame>
        <draw:frame draw:style-name="gr36" draw:layer="layout" svg:width="17.774cm" svg:height="0.497cm" svg:x="5.715cm" svg:y="18.544cm">
          <draw:text-box>
            <text:p text:style-name="P1"><text:span text:style-name="T4">Write a while loop to read in a grade and loop until the user types in an upper case </text:span></text:p>
          </draw:text-box>
        </draw:frame>
        <draw:frame draw:style-name="gr37" draw:layer="layout" svg:width="1.437cm" svg:height="0.497cm" svg:x="5.715cm" svg:y="19.137cm">
          <draw:text-box>
            <text:p text:style-name="P1"><text:span text:style-name="T4">value: </text:span></text:p>
          </draw:text-box>
        </draw:frame>
        <draw:frame draw:style-name="gr1" draw:layer="layout" svg:width="0.256cm" svg:height="0.497cm" svg:x="6.465cm" svg:y="19.729cm">
          <draw:text-box>
            <text:p text:style-name="P1"><text:span text:style-name="T4">i.</text:span></text:p>
          </draw:text-box>
        </draw:frame>
        <draw:frame draw:style-name="gr2" draw:layer="layout" svg:width="0.137cm" svg:height="0.497cm" svg:x="6.668cm" svg:y="19.743cm">
          <draw:text-box>
            <text:p text:style-name="P1"><text:span text:style-name="T7"><text:s/></text:span></text:p>
          </draw:text-box>
        </draw:frame>
        <draw:frame draw:style-name="gr38" draw:layer="layout" svg:width="6.394cm" svg:height="0.497cm" svg:x="6.985cm" svg:y="19.729cm">
          <draw:text-box>
            <text:p text:style-name="P1"><text:span text:style-name="T4">While the grade is lower case </text:span></text:p>
          </draw:text-box>
        </draw:frame>
        <draw:frame draw:style-name="gr13" draw:layer="layout" svg:width="0.408cm" svg:height="0.497cm" svg:x="7.621cm" svg:y="20.326cm">
          <draw:text-box>
            <text:p text:style-name="P1"><text:span text:style-name="T4">1.</text:span></text:p>
          </draw:text-box>
        </draw:frame>
        <draw:frame draw:style-name="gr2" draw:layer="layout" svg:width="0.137cm" svg:height="0.497cm" svg:x="7.943cm" svg:y="20.34cm">
          <draw:text-box>
            <text:p text:style-name="P1"><text:span text:style-name="T7"><text:s/></text:span></text:p>
          </draw:text-box>
        </draw:frame>
        <draw:frame draw:style-name="gr39" draw:layer="layout" svg:width="3.672cm" svg:height="0.497cm" svg:x="8.256cm" svg:y="20.326cm">
          <draw:text-box>
            <text:p text:style-name="P1"><text:span text:style-name="T4">Output a prompt </text:span></text:p>
          </draw:text-box>
        </draw:frame>
        <draw:frame draw:style-name="gr13" draw:layer="layout" svg:width="0.408cm" svg:height="0.497cm" svg:x="7.621cm" svg:y="20.919cm">
          <draw:text-box>
            <text:p text:style-name="P1"><text:span text:style-name="T4">2.</text:span></text:p>
          </draw:text-box>
        </draw:frame>
        <draw:frame draw:style-name="gr2" draw:layer="layout" svg:width="0.137cm" svg:height="0.497cm" svg:x="7.943cm" svg:y="20.932cm">
          <draw:text-box>
            <text:p text:style-name="P1"><text:span text:style-name="T7"><text:s/></text:span></text:p>
          </draw:text-box>
        </draw:frame>
        <draw:frame draw:style-name="gr40" draw:layer="layout" svg:width="6.445cm" svg:height="0.497cm" svg:x="8.256cm" svg:y="20.919cm">
          <draw:text-box>
            <text:p text:style-name="P1"><text:span text:style-name="T4">Read in a replacement grade <text:s/></text:span></text:p>
          </draw:text-box>
        </draw:frame>
        <draw:frame draw:style-name="gr2" draw:layer="layout" svg:width="0.137cm" svg:height="0.497cm" svg:x="8.256cm" svg:y="21.513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8.256cm" svg:y="22.109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2.54cm" svg:y="23.058cm">
          <draw:text-box>
            <text:p text:style-name="P1"><text:span text:style-name="T4"><text:s/></text:span></text:p>
          </draw:text-box>
        </draw:frame>
        <draw:frame draw:style-name="gr2" draw:layer="layout" svg:width="0.137cm" svg:height="0.497cm" svg:x="8.256cm" svg:y="24.002cm">
          <draw:text-box>
            <text:p text:style-name="P1"><text:span text:style-name="T4"><text:s/></text:span></text:p>
          </draw:text-box>
        </draw:frame>
        <draw:frame draw:style-name="gr41" draw:layer="layout" svg:width="4.087cm" svg:height="0.497cm" svg:x="2.54cm" svg:y="24.95cm">
          <draw:text-box>
            <text:p text:style-name="P1"><text:span text:style-name="T1">Date Submitted: </text:span></text:p>
          </draw:text-box>
        </draw:frame>
        <draw:frame draw:style-name="gr2" draw:layer="layout" svg:width="0.15cm" svg:height="0.497cm" svg:x="6.35cm" svg:y="24.95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7.621cm" svg:y="24.95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8.891cm" svg:y="24.95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10.161cm" svg:y="24.95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11.431cm" svg:y="24.95cm">
          <draw:text-box>
            <text:p text:style-name="P1"><text:span text:style-name="T1"><text:s/></text:span></text:p>
          </draw:text-box>
        </draw:frame>
        <draw:frame draw:style-name="gr42" draw:layer="layout" svg:width="4.299cm" svg:height="0.497cm" svg:x="12.702cm" svg:y="24.95cm">
          <draw:text-box>
            <text:p text:style-name="P1"><text:span text:style-name="T1">Checked in-class: </text:span></text:p>
          </draw:text-box>
        </draw:frame>
        <draw:frame draw:style-name="gr2" draw:layer="layout" svg:width="0.15cm" svg:height="0.497cm" svg:x="16.512cm" svg:y="24.95cm">
          <draw:text-box>
            <text:p text:style-name="P1"><text:span text:style-name="T1"><text:s/></text:span></text:p>
          </draw:text-box>
        </draw:frame>
        <draw:frame draw:style-name="gr2" draw:layer="layout" svg:width="0.15cm" svg:height="0.497cm" svg:x="17.783cm" svg:y="24.95cm">
          <draw:text-box>
            <text:p text:style-name="P1"><text:span text:style-name="T1"><text:s/></text:span></text:p>
          </draw:text-box>
        </draw:frame>
        <draw:polygon draw:style-name="gr4" draw:layer="layout" svg:width="3.467cm" svg:height="0.029cm" svg:x="5.423cm" svg:y="25.314cm" svg:viewBox="0 0 3468 30" draw:points="0,30 3468,30 3468,0 0,0">
          <text:p/>
        </draw:polygon>
        <draw:polygon draw:style-name="gr4" draw:layer="layout" svg:width="3.366cm" svg:height="0.029cm" svg:x="15.686cm" svg:y="25.314cm" svg:viewBox="0 0 3367 30" draw:points="0,30 3367,30 3367,0 0,0">
          <text:p/>
        </draw:polygon>
        <draw:frame draw:style-name="gr2" draw:layer="layout" svg:width="0.15cm" svg:height="0.497cm" svg:x="19.053cm" svg:y="24.95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2.6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3T20:37:51</dc:date>
    <meta:document-statistic meta:object-count="159"/>
    <meta:generator>LibreOffice/4.0.4.2$Linux_X86_64 LibreOffice_project/400m0$Build-2</meta:generator>
  </office:meta>
</office:document-meta>
</file>